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Standard"><text:span text:style-name="T1">Counting</text:span><text:span text:style-name="T3"> </text:span>Sort</text:p>
      <text:p text:style-name="Standard"/>
      <text:p text:style-name="Standard">Assumption – Already know the set of values that can appear.</text:p>
      <text:p text:style-name="Standard"><text:tab/>Assign a counter to each value.</text:p>
      <text:p text:style-name="Standard"><text:tab/><text:tab/></text:p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4</text:p>
          </table:table-cell>
          <table:table-cell table:style-name="Table1.I1" office:value-type="string">
            <text:p text:style-name="Table_20_Contents">0</text:p>
          </table:table-cell>
        </table:table-row>
      </table:table>
      <text:p text:style-name="Standard"/>
      <text:p text:style-name="Standard"/>
      <text:p text:style-name="Standard"><text:span text:style-name="T2">Radix </text:span>Sort</text:p>
      <text:p text:style-name="Standard">525<text:span text:style-name="T4">1<text:tab/><text:tab/></text:span><text:span text:style-name="T5">52</text:span><text:span text:style-name="T4">5</text:span><text:span text:style-name="T5">1<text:tab/><text:tab/>1</text:span><text:span text:style-name="T4">1</text:span><text:span text:style-name="T5">06<text:tab/><text:tab/></text:span><text:span text:style-name="T4">1</text:span><text:span text:style-name="T5">106</text:span></text:p>
      <text:p text:style-name="Standard"><text:span text:style-name="T5">435</text:span><text:span text:style-name="T4">6<text:tab/><text:tab/></text:span><text:span text:style-name="T5">31</text:span><text:span text:style-name="T4">1</text:span><text:span text:style-name="T5">1<text:tab/><text:tab/>3</text:span><text:span text:style-name="T4">1</text:span><text:span text:style-name="T5">11<text:tab/><text:tab/></text:span><text:span text:style-name="T4">3</text:span><text:span text:style-name="T5">111</text:span></text:p>
      <text:p text:style-name="Standard"><text:span text:style-name="T5">526</text:span><text:span text:style-name="T4">5<text:tab/>---&gt;<text:tab/></text:span><text:span text:style-name="T5">42</text:span><text:span text:style-name="T4">5</text:span><text:span text:style-name="T5">1<text:tab/>---&gt;<text:tab/>5</text:span><text:span text:style-name="T4">2</text:span><text:span text:style-name="T5">51<text:tab/>---&gt;<text:tab/></text:span><text:span text:style-name="T4">4</text:span><text:span text:style-name="T5">251</text:span></text:p>
      <text:p text:style-name="Standard"><text:span text:style-name="T5">311</text:span><text:span text:style-name="T4">1<text:tab/><text:tab/></text:span><text:span text:style-name="T5">52</text:span><text:span text:style-name="T4">6</text:span><text:span text:style-name="T5">5<text:tab/><text:tab/>4</text:span><text:span text:style-name="T4">2</text:span><text:span text:style-name="T5">51<text:tab/><text:tab/></text:span><text:span text:style-name="T4">4</text:span><text:span text:style-name="T5">356</text:span></text:p>
      <text:p text:style-name="P1">110<text:span text:style-name="T4">6</text:span><text:tab/><text:tab/>11<text:span text:style-name="T4">0</text:span>6<text:tab/><text:tab/>4<text:span text:style-name="T4">3</text:span>56<text:tab/><text:tab/><text:span text:style-name="T4">5</text:span>251</text:p>
      <text:p text:style-name="P1">425<text:span text:style-name="T4">1</text:span><text:tab/><text:tab/>43<text:span text:style-name="T4">5</text:span>6<text:tab/><text:tab/>5<text:span text:style-name="T4">2</text:span>65<text:tab/><text:tab/><text:span text:style-name="T4">5</text:span>26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250<text:tab/>ICN<text:tab/>10-3-20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0-03T11:14:01</meta:creation-date>
    <dc:date>2012-10-03T11:22:54</dc:date>
    <dc:creator>Braden Licastro</dc:creator>
    <meta:editing-duration>PT4M50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1" meta:paragraph-count="21" meta:word-count="63" meta:character-count="289" meta:non-whitespace-character-count="231"/>
  </office:meta>
</office:document-meta>
</file>